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_20_right">
      <style:paragraph-properties fo:text-align="end" style:justify-single-word="false"/>
    </style:style>
    <style:style style:name="P2" style:family="paragraph" style:parent-style-name="Subtitle">
      <style:text-properties officeooo:rsid="0072ac8b" officeooo:paragraph-rsid="0072ac8b"/>
    </style:style>
    <style:style style:name="P3" style:family="paragraph" style:parent-style-name="Text_20_body">
      <style:text-properties officeooo:rsid="0072ac8b" officeooo:paragraph-rsid="0072ac8b"/>
    </style:style>
    <style:style style:name="P4" style:family="paragraph" style:parent-style-name="Text_20_body">
      <style:text-properties officeooo:rsid="00734797" officeooo:paragraph-rsid="00734797"/>
    </style:style>
    <style:style style:name="P5" style:family="paragraph" style:parent-style-name="Text_20_body">
      <style:text-properties officeooo:paragraph-rsid="0074a243"/>
    </style:style>
    <style:style style:name="P6" style:family="paragraph" style:parent-style-name="Text_20_body">
      <style:text-properties officeooo:rsid="00782a42" officeooo:paragraph-rsid="00782a42"/>
    </style:style>
    <style:style style:name="P7" style:family="paragraph" style:parent-style-name="Heading_20_1">
      <style:text-properties style:font-name="Liberation Sans" fo:font-size="18.2000007629395pt" fo:font-weight="bold" officeooo:rsid="0072ac8b" officeooo:paragraph-rsid="0072ac8b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8" style:family="paragraph" style:parent-style-name="Heading_20_6">
      <style:text-properties officeooo:rsid="00734797" officeooo:paragraph-rsid="00734797"/>
    </style:style>
    <style:style style:name="P9" style:family="paragraph" style:parent-style-name="Heading_20_6">
      <style:text-properties officeooo:rsid="0074a243" officeooo:paragraph-rsid="0074a243"/>
    </style:style>
    <style:style style:name="P10" style:family="paragraph" style:parent-style-name="Heading_20_6">
      <style:text-properties officeooo:rsid="00782a42" officeooo:paragraph-rsid="00782a42"/>
    </style:style>
    <style:style style:name="T1" style:family="text">
      <style:text-properties officeooo:rsid="00734797"/>
    </style:style>
    <style:style style:name="T2" style:family="text">
      <style:text-properties officeooo:rsid="0074a243"/>
    </style:style>
    <style:style style:name="T3" style:family="text">
      <style:text-properties officeooo:rsid="00765364"/>
    </style:style>
    <style:style style:name="T4" style:family="text">
      <style:text-properties officeooo:rsid="00782a42"/>
    </style:style>
    <style:style style:name="T5" style:family="text">
      <style:text-properties officeooo:rsid="0079a68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deo Notes</text:p>
      <text:p text:style-name="P2">A note taking app for video courses that links notes to time stamp in video</text:p>
      <text:h text:style-name="P7" text:outline-level="1">Project Outline</text:h>
      <text:h text:style-name="Heading_20_6" text:outline-level="6">What is the project?</text:h>
      <text:p text:style-name="P3"/>
      <text:p text:style-name="P3">The project will be a system to allow people to take notes during online <text:span text:style-name="T1">courses, adding a time -stamped link to each note allowing the user to get back to the point in the video note was taken. <text:s/>This is helpful when reviewing your notes and would like to review the part of the course for additional information, context, or clarity.</text:span></text:p>
      <text:p text:style-name="P3">The project will consist of two complementary parts. A browser extension, that allows users to take notes during a video <text:span text:style-name="T1">without leaving the page, and a web app that allows for further editing, management, and reviewing of notes. <text:s/>I would also like to have a flash card generation feature to aid with revision.</text:span></text:p>
      <text:h text:style-name="P8" text:outline-level="6">What is the MVP?</text:h>
      <text:p text:style-name="P4"/>
      <text:p text:style-name="P4">The minimum viable product consists of the ability to take, store, manage, and review notes and link from those notes back to the video. <text:span text:style-name="T2">All data needs to be handled in a secure, managed by a session system. This should work with at least 5 popular mediums for online learning. </text:span></text:p>
      <text:h text:style-name="P9" text:outline-level="6">What are the sprinkles?</text:h>
      <text:p text:style-name="P5"/>
      <text:p text:style-name="P5"><text:span text:style-name="T2">The sprinkles include a clean, modern, and intuitive user interface , </text:span><text:span text:style-name="T3">inclusion of hotkeys, and the ability to update notes in rich text with lists and other features. </text:span><text:span text:style-name="T4">Adding the</text:span><text:span text:style-name="T2"> ability to present notes in a few common note taking forms, e.g. the keywords, notes, and conclusions layout, </text:span><text:span text:style-name="T4">and a</text:span><text:span text:style-name="T3">n additional feature to generate flash cards for revision would also be a nice touch.</text:span></text:p>
      <text:h text:style-name="P10" text:outline-level="6">When will the project be complete?</text:h>
      <text:p text:style-name="P6"/>
      <text:p text:style-name="P6">The project will be complete once all MVP features have been implemented and the project elements have been styled. <text:span text:style-name="T5">Aiming for a deadline of July 1st­</text:span></text:p>
      <text:p text:style-name="P6"><text:soft-page-break/></text:p>
      <text:p text:style-name="P6"/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right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402in" style:distance-after-sep="0.0402in" style:line-style="solid" style:adjustment="righ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text:date style:data-style-name="N78" text:date-value="2021-04-18T13:01:11.935377060" text:fixed="true">Sun, April 18, 2021</text:dat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9:59:37.793142516</meta:creation-date>
    <dc:date>2021-06-08T23:07:55.867171304</dc:date>
    <meta:editing-duration>PT17M11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13" meta:word-count="296" meta:character-count="1664" meta:non-whitespace-character-count="1379"/>
  </office:meta>
</office:document-meta>
</file>